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105" table:style-name="ta3">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105'.$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1-07-05T17:55:52.13" calcext:value-type="date" table:number-columns-spanned="3" table:number-rows-spanned="1">
            <text:p>Jul-05-21</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1-07-10T17:55:52.13" calcext:value-type="date" table:number-columns-spanned="3" table:number-rows-spanned="1">
            <text:p>Jul-10-21</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105'.A1:'202105'.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1">00/00/0000</text:date>, <text:time style:data-style-name="N2" text:time-value="17:55:51.27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1-07-11T17:56:28.282000000</dc:date>
    <meta:generator>LibreOffice/6.3.5.2$Windows_x86 LibreOffice_project/dd0751754f11728f69b42ee2af66670068624673</meta:generator>
    <meta:editing-duration>PT8H39M59S</meta:editing-duration>
    <meta:editing-cycles>118</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1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10502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added by Mike, 20210711
Global iCashTotalCount As Integer
Global iHMOTotalCount As Integer

Sub autoGenerateWorkbookWithWeeklyCollectionReportLibreOfficeCalc
' Copyright 2019~2021 SYSON, MICHAEL B.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company: USBONG
' @author: SYSON, MICHAEL B.
' @date created: 20191226
' @date updated: 20210711
' @website address: http://www.usbong.ph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    MsgBox ("startDateYear: " &amp; startDateYear)
'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    MsgBox ("myInputStartDate! " &amp; myInputStartDate.name)
 '   MsgBox ("myInputEndDate! " &amp; myInputEndDate.name)

'added by Mike, 20210502
'   MsgBox ("myInputStartDate! " &amp; myInputStartDateWorksheet.name)
'   MsgBox ("myInputEndDate! " &amp; myInputEndDateWorksheet.name)
        
    dTotalNetPF = 0
    dForecastedTotalNetPTTreatmentFromHMO = 0

    dActualTotalNetPF = 0 'added by Mike, 20201011
	
	'added by Mike, 20201011
  	Set unpaidTransactionDateContainer = New Collection    
	iUnpaidTransactionDateContainerCount = 0
    
    'added by Mike, 20210711
    iCashTotalCount = 0
    iHMOTotalCount = 0
            
    'TO-DO: -update: instructions for the function to return two (2) output values
    'dTotalNetPF = autoComputedTotalNetPF(myInputStartDate)

	'added by Mike, 20201011
    Call autoWriteCashPaidDatePhraseInNotesColumnTreatmentMasterList
	
    'TO-DO: -reverify: this
	'edited by Mike, 20210502
    Call autoComputedTotalNetPF(myInputStartDateWorksheet)
	Call autoIdentifyDateOfUnpaidTransaction(myInputStartDateWorksheet) 'added by Mike, 20201011
	Call autoComputedTotalCounts(myInputStartDateWorksheet) 'added by Mike, 202107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Call autoComputedTotalCounts(myInputStartDateWorksheet) 'added by Mike, 20210711		
    End If

	'added by Mike, 20201011
'	Msgbox("count: " &amp; iUnpaidTransactionDateContainerCount)

	'added by Mike, 20210502
	sPath = DirectoryNameoutofPath(ThisComponent.getURL(),"/")
  	sFileName = FileNameoutofPath(ThisComponent.getURL(),"/")
  	
	'save workbook
	saveAsODSArgs(0).Name = "URL"
	saveAsODSArgs(0).Value = sPath &amp; "/" &amp; sFileName 
	saveAsODSArgs(1).Name = "FilterName"
	saveAsODSArgs(1).Value = "calc8" '"writer8"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TO-DO: -update: instructions to delete worksheet if exists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edited by Mike, 20201115
    'This is for the computer to auto-compute value even if we change the value in the actual cell
    'worksheet.getCellRangeByName("B16").setValue(dTotalUncollectedCash)
    'edited by Mike, 20201206
'    worksheet.getCellRangeByName("B16").Formula = "=B7+B9" 'PT Treatment and Consultation
    worksheet.getCellRangeByName("B16").Formula = "=(B6-B7)+(B8-B9)" 'PT Treatment and Consultation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edited by Mike, 20201115
    'This is for the computer to auto-compute value even if we change the value in the actual cell    
    'worksheet.getCellRangeByName("B17").setValue(dTotalUncollectedCash)
    worksheet.getCellRangeByName("B17").Formula = "=B16" 'PT Treatment and Consultation

	oNumberFormats = ThisComponent.numberFormats
	lKey = oNumberFormats.queryKey("0.00", oLocalSettings , true)
	worksheet.getCellRangeByName("B17").NumberFormat = lKey		

	'added by Mike, 20210711
    worksheet.getCellRangeByName("A18").setString("V. TOTAL COUNTS")
    worksheet.getCellRangeByName("A19").setString("    Cash Total Count:")
    worksheet.getCellRangeByName("A20").setString("    HMO Total Count:")
    worksheet.getCellRangeByName("A21").setString("    Grand Total Count:")

    worksheet.getCellRangeByName("B19").Value = iCashTotalCount
    worksheet.getCellRangeByName("B20").Value = iHMOTotalCount
    worksheet.getCellRangeByName("B21").Value = iCashTotalCount+iHMOTotalCount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unpaidTransactionDateContainer.Add sDate, CStr(iKeyCount)
							iKeyCount=iKeyCount+1
						End If

					End If
				End If
            Else
				'TO-DO: -add: actual Total paid for HMO transactions
            End If
        End If
                
        RowCount = RowCount + 1
        
        If (myInputWorksheet.getCellRangeByName("C" &amp; RowCount).String="") Then
            Exit For
        End If
    Next row    
End Function

'added by Mike, 20210711
Private Function autoComputedTotalCounts(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If InStr(myInputWorksheet.getCellRangeByName("I" &amp; RowCount).String, "HMO") = 0 Then
                    'MsgBox ("Name" &amp; myInputWorksheet.getCellRangeByName("D" &amp; RowCount).String)
                
                    iCashTotalCount = iCashTotalCount + 1
                    
                    'MsgBox ("iHMOTotalCount: " &amp; iHMOTotalCount)                                        
                Else
                    iHMOTotalCount = iHMOTotalCount + 1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